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lownfish1 - Good job stranger, if you keep this up I'm sure more of us will return.</text:p>
      <text:p text:style-name="Normal">Clownfish2 - Everything is so much cleaner already.</text:p>
      <text:p text:style-name="Normal"/>
      <text:p text:style-name="Normal">Whale: oooooooooOOOOOOOOOooooooo</text:p>
      <text:p text:style-name="Normal">Whale: OOOOOOOOOOoooooooooOOOOOOOOOOO</text:p>
      <text:p text:style-name="Normal">Starfish - Wally get down from up there, you are blocking the light.</text:p>
      <text:p text:style-name="Normal">Whale: OOOOOOOooooooooOOOOOOOOOO</text:p>
      <text:p text:style-name="Normal">Starfish: WALLY</text:p>
      <text:p text:style-name="Normal">Whale: It’s dirty down ther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hryn Frost</meta:initial-creator>
    <dc:creator>Kathryn Frost</dc:creator>
    <meta:creation-date>2019-10-16T22:49:00Z</meta:creation-date>
    <dc:date>2019-10-16T22:53:00Z</dc:date>
    <meta:template xlink:href="Normal" xlink:type="simple"/>
    <meta:editing-cycles>1</meta:editing-cycles>
    <meta:editing-duration>PT240S</meta:editing-duration>
    <meta:document-statistic meta:page-count="1" meta:paragraph-count="1" meta:word-count="53" meta:character-count="357" meta:row-count="2" meta:non-whitespace-character-count="305"/>
  </office:meta>
</office:document-meta>
</file>